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bold" style:font-name-asian="MicrosoftSansSerif" style:font-size-asian="10.5pt" style:font-weight-asian="bold" style:font-name-complex="MicrosoftSansSerif" style:font-size-complex="10.5pt" style:font-weight-complex="bold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r Favorite Burritos</text:p>
      <text:p text:style-name="P1"/>
      <text:p text:style-name="P2">Filling</text:p>
      <text:p text:style-name="P2">3 c pinto beans</text:p>
      <text:p text:style-name="P2">1 c brown rice</text:p>
      <text:p text:style-name="P2">8 to 10 c water</text:p>
      <text:p text:style-name="P2">1 T salt</text:p>
      <text:p text:style-name="P2">3 T or less depending on taste, taco</text:p>
      <text:p text:style-name="P2">seasoning</text:p>
      <text:p text:style-name="P2"/>
      <text:p text:style-name="P2">Bring all ingredients, except taco seasonings, to a boil, and simmer covered for 2 ½ to 3</text:p>
      <text:p text:style-name="P2">hours. Check a few times as it cooks to add more water if necessary. When the beans are soft, add</text:p>
      <text:p text:style-name="P2">taco seasonings. Adjust seasonings to taste.</text:p>
      <text:p text:style-name="P2"/>
      <text:p text:style-name="P2">Additions:</text:p>
      <text:p text:style-name="P2">Whole wheat tortillas, either homemade or store bought</text:p>
      <text:p text:style-name="P2">Cheddar cheese</text:p>
      <text:p text:style-name="P2">Salsa</text:p>
      <text:p text:style-name="P2">Onions</text:p>
      <text:p text:style-name="P2">Sour cream</text:p>
      <text:p text:style-name="P2">Lettu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6:48.65</meta:creation-date>
    <dc:date>2017-05-06T11:37:43.52</dc:date>
    <dc:creator>Crystal Miller</dc:creator>
    <meta:editing-duration>PT15H49M7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8" meta:word-count="88" meta:character-count="461"/>
  </office:meta>
</office:document-meta>
</file>